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6ca39" officeooo:paragraph-rsid="0006ca39" style:font-size-asian="15pt" style:font-size-complex="15pt"/>
    </style:style>
    <style:style style:name="P2" style:family="paragraph" style:parent-style-name="Footer">
      <style:text-properties officeooo:rsid="0006ca39" officeooo:paragraph-rsid="0006ca39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801 Putin用對抗固權力</text:p>
        <text:p text:style-name="P1"/>
        <text:p text:style-name="P1">Putin用對抗固權力</text:p>
        <text:p text:style-name="P1">Putin iōng tuì-khòng kòo khuân-li̍k</text:p>
        <text:p text:style-name="P1"/>
        <text:p text:style-name="P1">Russia總統Vladimir Putin不斷升高佮西方的對抗，</text:p>
        <text:p text:style-name="P1"><text:span text:style-name="T1">Russia tsóng-thóng Vladimir Putin put-tuān sing-ko kah se-hong ê tuì-khòng,</text:span> </text:p>
        <text:p text:style-name="P1"/>
        <text:p text:style-name="P1">毋過這可能失去控制，</text:p>
        <text:p text:style-name="P1">m̄-koh tse khó-lîng sit-khì khòng-tsè, </text:p>
        <text:p text:style-name="P1"/>
        <text:p text:style-name="P1">顛倒害著伊家己。</text:p>
        <text:p text:style-name="P1">tian-tò hài-tio̍h i ka-kī. </text:p>
        <text:p text:style-name="P1"/>
        <text:p text:style-name="P1">這是《經濟學人》週刊一篇最新文章的觀點。</text:p>
        <text:p text:style-name="P1">Tse sī “King-tsè ha̍k-jîn” tsiu-khan tsi̍t phinn tsuè sin bûn-tsiong ê kuan-tiám. </text:p>
        <text:p text:style-name="P1"/>
        <text:p text:style-name="P1">以下是這篇文章的摘要。</text:p>
        <text:p text:style-name="P1">Í-hā sī tsit phinn bûn-tsiong ê tiah-iàu.</text:p>
        <text:p text:style-name="P1"/>
        <text:p text:style-name="P1">舊年底，</text:p>
        <text:p text:style-name="P1">Kū-nî té, </text:p>
        <text:p text:style-name="P1"/>
        <text:p text:style-name="P1">西方制裁加上油價大落，</text:p>
        <text:p text:style-name="P1">se-hong tsè-tshâi ka-siōng iû-kè tuā lo̍h, </text:p>
        <text:p text:style-name="P1"/>
        <text:p text:style-name="P1">嚴重打擊Russia的經濟，</text:p>
        <text:p text:style-name="P1">giâm-tiōng tánn-kik Russia ê king-tsè, </text:p>
        <text:p text:style-name="P1"/>
        <text:p text:style-name="P1">伊的貨幣rouble對美金的匯率半年間落一半。</text:p>
        <text:p text:style-name="P1">i ê huè-pè rouble tuì Bí-kim ê huê-lu̍t puànn-nî-kan lak tsi̍t-puànn. </text:p>
        <text:p text:style-name="P1"/>
        <text:p text:style-name="P1">毋過這馬看來，</text:p>
        <text:p text:style-name="P1">M̄-koh tsit-má khuànn--lâi, </text:p>
        <text:p text:style-name="P1"/>
        <text:p text:style-name="P1">Russia的經濟並無像彼陣一般預測的遐爾䆀。</text:p>
        <text:p text:style-name="P1">Russia ê king-tsè pīng bô tshiūnn hit-tsūn it-puann ī-tshik --ê hiah-nī bái. </text:p>
        <text:p text:style-name="P1"/>
        <text:p text:style-name="P1">Rouble的價值也漸漸回升。</text:p>
        <text:p text:style-name="P1">Rouble ê kè-ta̍t iā tsiām-tsiām huê-sing. </text:p>
        <text:p text:style-name="P1"/>
        <text:p text:style-name="P1">對Putin來講，</text:p>
        <text:p text:style-name="P1">Tuì Putin lâi kóng, </text:p>
        <text:p text:style-name="P1"/>
        <text:p text:style-name="P1">這代表伊強硬對抗美國佮歐洲，</text:p>
        <text:p text:style-name="P1">tse tāi-piáu i kiông-ngē tuì-khòng Bí-kok kah Au-tsiu, </text:p>
        <text:p text:style-name="P1"/>
        <text:p text:style-name="P1">得著勝利。</text:p>
        <text:p text:style-name="P1">tit--tio̍h sìng-lī.</text:p>
        <text:p text:style-name="P1"/>
        <text:p text:style-name="P1">照Russia官方的論點，</text:p>
        <text:p text:style-name="P1">Tsiàu Russia kuann-hong ê lūn-tiám, </text:p>
        <text:p text:style-name="P1"/>
        <text:p text:style-name="P1">西方當咧對Russia發動全面的攻擊。</text:p>
        <text:p text:style-name="P1">se-hong tng-teh tuì Russia huat-tōng tsuân-bīn ê kong-kik. </text:p>
        <text:p text:style-name="P1"><text:soft-page-break/></text:p>
        <text:p text:style-name="P1">國營電視台講，</text:p>
        <text:p text:style-name="P1">Kok-îng tiān-sī-tâi kóng, </text:p>
        <text:p text:style-name="P1"/>
        <text:p text:style-name="P1">歐洲聯盟（EU）是靠重分配對前蘇聯共產集團的崩解所取得的利益，</text:p>
        <text:p text:style-name="P1">Au-tsiu liân-bîng (EU) sī khò tîng hun-phuè uì tsîng Soo-liân kiōng-sán tsi̍p-thuân ê pang-kái sóo tshú-tit ê lī-ik, </text:p>
        <text:p text:style-name="P1"/>
        <text:p text:style-name="P1">來發展起來的，</text:p>
        <text:p text:style-name="P1">lâi huat-tián --khí-lâi --ê, </text:p>
        <text:p text:style-name="P1"/>
        <text:p text:style-name="P1">毋過，</text:p>
        <text:p text:style-name="P1">m̄-koh, </text:p>
        <text:p text:style-name="P1"/>
        <text:p text:style-name="P1">來自東歐新市場的利益已經漸漸焦去，</text:p>
        <text:p text:style-name="P1">lâi-tsū Tang-au sin tshī-tiûnn ê lī-ik í-king tsiām-tsiām ta --khì, </text:p>
        <text:p text:style-name="P1"/>
        <text:p text:style-name="P1">歐洲只有繼續向東擴張，</text:p>
        <text:p text:style-name="P1">Au-tsiu tsí-ū kè-sio̍k hiòng tang khok-tiong, </text:p>
        <text:p text:style-name="P1"/>
        <text:p text:style-name="P1">佳哉Russia已經阻擋這个擴張。</text:p>
        <text:p text:style-name="P1">ka-tsài Russia í-king tsóo-tòng tsit ê khok-tiong. </text:p>
        <text:p text:style-name="P1"/>
        <text:p text:style-name="P1">歐盟失去新的財富來源，</text:p>
        <text:p text:style-name="P1">Au-bîng sit-khì sin ê tsâi-hù lâi-guân, </text:p>
        <text:p text:style-name="P1"/>
        <text:p text:style-name="P1">真緊就會倒。</text:p>
        <text:p text:style-name="P1">tsin kín tō ē tó.</text:p>
        <text:p text:style-name="P1"/>
        <text:p text:style-name="P1">最近幾個月以來，</text:p>
        <text:p text:style-name="P1">Tsuè-kīn kuí kò gue̍h í-lâi, </text:p>
        <text:p text:style-name="P1"/>
        <text:p text:style-name="P1">Russia毋但多次派軍機逼近歐洲國家的邊界，</text:p>
        <text:p text:style-name="P1">Russia m̄-nā to tshù phài kun-ki pik-kīn Au-tsiu kok-ka ê pian-kài, </text:p>
        <text:p text:style-name="P1"/>
        <text:p text:style-name="P1">閣幾若擺唱聲欲使用核子武器。</text:p>
        <text:p text:style-name="P1">koh kuí-nā pái tshiàng-siann beh sú-iōng hi̍k-tsú bú-khì. <text:s/></text:p>
        <text:p text:style-name="P1"/>
        <text:p text:style-name="P1">分析家講，</text:p>
        <text:p text:style-name="P1">Hun-sik-ka kóng, </text:p>
        <text:p text:style-name="P1"/>
        <text:p text:style-name="P1">目前，</text:p>
        <text:p text:style-name="P1">bo̍k-tsîng, </text:p>
        <text:p text:style-name="P1"/>
        <text:p text:style-name="P1">發生核子戰爭的風險，</text:p>
        <text:p text:style-name="P1">huat-sing hi̍k-tsú tsiàn-tsing ê hong-hiám, </text:p>
        <text:p text:style-name="P1"/>
        <text:p text:style-name="P1">已經來到自1962年Cuba飛彈危機以來上懸的程度。</text:p>
        <text:p text:style-name="P1">í-king lâi-kàu tsū 1962 nî Cuba hui-tuânn guî-ki í-lâi siōng kuân ê thîng-tōo.</text:p>
        <text:p text:style-name="P1"/>
        <text:p text:style-name="P1">Putin激化對抗的目的，</text:p>
        <text:p text:style-name="P1">Putin kik-huà tuì-khòng ê bo̍k-ti̍k, </text:p>
        <text:p text:style-name="P1"/>
        <text:p text:style-name="P1">其實是確保伊家己掌握國家的權力。</text:p>
        <text:p text:style-name="P1"><text:span text:style-name="T1">kî-si̍t sī khak-pó i ka-kī tsiáng-ak kok-ka ê khuân-li̍k.</text:span> </text:p>
        <text:p text:style-name="P1"><text:soft-page-break/>分析家講，</text:p>
        <text:p text:style-name="P1">Hun-sik-ka kóng, </text:p>
        <text:p text:style-name="P1"/>
        <text:p text:style-name="P1">前幾年以來，</text:p>
        <text:p text:style-name="P1">tsîng kuí nî í-lâi, </text:p>
        <text:p text:style-name="P1"/>
        <text:p text:style-name="P1">Russia國內的中產階級不滿Putin的權貴統治集團，</text:p>
        <text:p text:style-name="P1"><text:span text:style-name="T1">Russia kok-lāi ê tiong-sán kai-kip put-muá Putin ê khuân-kuì thóng-tī tsi̍p-thuân,</text:span> </text:p>
        <text:p text:style-name="P1"/>
        <text:p text:style-name="P1">要求較好的社會政策，</text:p>
        <text:p text:style-name="P1">iau-kiû khah hó ê siā-huē tsìng-tshik, </text:p>
        <text:p text:style-name="P1"/>
        <text:p text:style-name="P1">in的不滿閣佮來自散赤庄跤的不滿會合，</text:p>
        <text:p text:style-name="P1">in ê put-muá koh kah lâi-tsū sàn-tshiah tsng-kha ê put-muá huē-ha̍p, </text:p>
        <text:p text:style-name="P1"/>
        <text:p text:style-name="P1">對社會穩定造成挑戰。</text:p>
        <text:p text:style-name="P1">tuì siā-huē ún-tīng tsō-sîng thiáu-tsiàn.</text:p>
        <text:p text:style-name="P1"/>
        <text:p text:style-name="P1">Ukraine危機發生後，</text:p>
        <text:p text:style-name="P1">Ukraine guî-ki huat-sing āu, </text:p>
        <text:p text:style-name="P1"/>
        <text:p text:style-name="P1">Russia舊年3月併吞Crimea半島，</text:p>
        <text:p text:style-name="P1">Russia kū-nî 3 gue̍h pìng-thun Crimea puàn-tó, </text:p>
        <text:p text:style-name="P1"/>
        <text:p text:style-name="P1">升高國族主義，</text:p>
        <text:p text:style-name="P1">sing-ko kok-tso̍k tsú-gī, </text:p>
        <text:p text:style-name="P1"/>
        <text:p text:style-name="P1">成功來壓制國內原本的不滿，</text:p>
        <text:p text:style-name="P1">sîng-kong lâi ap-tsè kok-lāi guân-pún ê put-muá, </text:p>
        <text:p text:style-name="P1">加強Putin統治的合法性。</text:p>
        <text:p text:style-name="P1">ka-kiông Putin thóng-tī ê ha̍p-huat-sìng.</text:p>
        <text:p text:style-name="P1"/>
        <text:p text:style-name="P1">Russia若是真正佮西方開戰，</text:p>
        <text:p text:style-name="P1">Russia nā-sī tsin-tsiànn kah se-hong khai-tsiàn, </text:p>
        <text:p text:style-name="P1"/>
        <text:p text:style-name="P1">嘛會真食力，</text:p>
        <text:p text:style-name="P1">mā ē tsin tsia̍h-la̍t, </text:p>
        <text:p text:style-name="P1"/>
        <text:p text:style-name="P1">毋過伊用威嚇的方式，</text:p>
        <text:p text:style-name="P1">m̄-koh i īng ui-hik ê hong-sik, </text:p>
        <text:p text:style-name="P1"/>
        <text:p text:style-name="P1">只要西方有表現出任何弱點，</text:p>
        <text:p text:style-name="P1">tsí-iàu se-hong ū piáu-hiān tshut jīm-hô jio̍k-tiám, </text:p>
        <text:p text:style-name="P1"/>
        <text:p text:style-name="P1">對伊來講攏是一種勝利。</text:p>
        <text:p text:style-name="P1">tuì i lâi kóng lóng sī tsi̍t tsiòng sìng-lī.</text:p>
        <text:p text:style-name="P1"/>
        <text:p text:style-name="P1">這種情形下，</text:p>
        <text:p text:style-name="P1">Tsit tsióng tsîng-hîng hā, </text:p>
        <text:p text:style-name="P1"/>
        <text:p text:style-name="P1">Ukraine的戰事，</text:p>
        <text:p text:style-name="P1">Ukraine ê tsiàn-sū, </text:p>
        <text:p text:style-name="P1"/>
        <text:p text:style-name="P1">以及Russia佮西方之間的對抗，</text:p>
        <text:p text:style-name="P1">í-ki̍p Russia kah se-hong tsi-kan ê tuì-khòng, </text:p>
        <text:p text:style-name="P1"/>
        <text:p text:style-name="P1">若是繼續，</text:p>
        <text:p text:style-name="P1">nā-sī kè-sio̍k, </text:p>
        <text:p text:style-name="P1"/>
        <text:p text:style-name="P1">就對Putin的國內聲望較有利。</text:p>
        <text:p text:style-name="P1">tō tuì Putin ê kok-lāi sing-bōng khah iú-lī.</text:p>
        <text:p text:style-name="P1"><text:soft-page-break/>不過，</text:p>
        <text:p text:style-name="P1">Put-kò, </text:p>
        <text:p text:style-name="P1"/>
        <text:p text:style-name="P1">Putin政權這款做法，</text:p>
        <text:p text:style-name="P1">Putin tsìng-khuân tsit khuán tsò-huat, </text:p>
        <text:p text:style-name="P1"/>
        <text:p text:style-name="P1">就敢若吸麻藥仝款，</text:p>
        <text:p text:style-name="P1">tō kánn-ná khip bâ-io̍h kāng-khuán, </text:p>
        <text:p text:style-name="P1"/>
        <text:p text:style-name="P1">過量會無法度收煞。</text:p>
        <text:p text:style-name="P1">kuè-liōng ē bô-huat-tōo siu-suah.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無定有一工，</text:p>
        <text:p text:style-name="P1">Bô-tiānn ū tsi̍t kang, </text:p>
        <text:p text:style-name="P1"/>
        <text:p text:style-name="P1">國內的不滿，</text:p>
        <text:p text:style-name="P1">kok-lāi ê put-muá, </text:p>
        <text:p text:style-name="P1"/>
        <text:p text:style-name="P1">會閣共目標對國外轉倒轉Putin身上，</text:p>
        <text:p text:style-name="P1">ē koh kā bo̍k-piau uì kok-guā tsuán tò-tńg Putin sin-siōng, </text:p>
        <text:p text:style-name="P1"/>
        <text:p text:style-name="P1">因為政府宣傳之下的美國負面形象，</text:p>
        <text:p text:style-name="P1">in-uī tsìng-hú suan-thuân tsi-hā ê Bí-kok hū-bīn hîng-siōng, </text:p>
        <text:p text:style-name="P1"/>
        <text:p text:style-name="P1">拄好就反映Russia的現實。</text:p>
        <text:p text:style-name="P1">tú-hó tō huán-ìng Russia ê hiān-si̍t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ca39" officeooo:paragraph-rsid="0006ca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1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08:23.876071455</dc:date>
    <meta:editing-duration>PT2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34" meta:word-count="1107" meta:character-count="3546" meta:non-whitespace-character-count="3152"/>
  </office:meta>
</office:document-meta>
</file>